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164a8" officeooo:paragraph-rsid="000164a8"/>
    </style:style>
    <style:style style:name="P2" style:family="paragraph" style:parent-style-name="Text_20_body">
      <style:paragraph-properties fo:text-align="center" style:justify-single-word="false"/>
      <style:text-properties fo:color="#808080" fo:font-size="14pt" fo:font-style="italic" fo:font-weight="normal" officeooo:rsid="000164a8" officeooo:paragraph-rsid="000164a8" style:font-size-asian="14pt" style:font-style-asian="italic" style:font-weight-asian="normal" style:font-size-complex="14pt" style:font-style-complex="italic" style:font-weight-complex="normal"/>
    </style:style>
    <style:style style:name="P3" style:family="paragraph" style:parent-style-name="Text_20_body">
      <style:paragraph-properties fo:text-align="start" style:justify-single-word="false"/>
      <style:text-properties fo:color="#000000" fo:font-size="11pt" fo:font-style="normal" fo:font-weight="normal" officeooo:rsid="000164a8" officeooo:paragraph-rsid="000164a8" style:font-size-asian="10.5pt" style:font-style-asian="normal" style:font-weight-asian="normal" style:font-size-complex="12pt" style:font-style-complex="normal" style:font-weight-complex="normal"/>
    </style:style>
    <style:style style:name="P4"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Handwriting recognition</text:p>
      <text:p text:style-name="P2">Implementation</text:p>
      <text:p text:style-name="P3"/>
      <text:p text:style-name="P3">The system implemetation is completed using MATLAB with image processing toolbox.</text:p>
      <text:h text:style-name="P4" text:outline-level="3">Preprocessing</text:h>
      <text:p text:style-name="P1"><text:span text:style-name="T1">For preprocessing it is important to adjust the image so that it is suitable for handwriting recognition. For this purpose the image file should be binarized as well as possible. Prior the binarization noise should be removed. This implementation removes noise with 10x10 adaptive wiener filter. The image might have other elements that are irrelevant to text recognition such as pictures or drawings so those should be removed also. For this purpose the image is analyzed and the blobs having area smaller or bigger than selected threshold values should be removed. This also helps to remove some noise that the previous filter couldn't remove. The threshold values should be chosen carefully as they highly depend on the image resolution and text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11:58.760917012</meta:creation-date>
    <dc:date>2015-11-25T14:23:29.549776197</dc:date>
    <meta:editing-duration>PT11M33S</meta:editing-duration>
    <meta:editing-cycles>1</meta:editing-cycles>
    <meta:document-statistic meta:table-count="0" meta:image-count="0" meta:object-count="0" meta:page-count="1" meta:paragraph-count="5" meta:word-count="137" meta:character-count="886" meta:non-whitespace-character-count="753"/>
    <meta:generator>LibreOffice/5.0.3.2$Linux_X86_64 LibreOffice_project/00m0$Build-2</meta:generator>
  </office:meta>
</office:document-meta>
</file>